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1C55B8849D71BD0.png" manifest:media-type="image/png"/>
  <manifest:file-entry manifest:full-path="Pictures/100000000000078000000438FCCDC7BB03DA0F1D.png" manifest:media-type="image/png"/>
  <manifest:file-entry manifest:full-path="Pictures/1000000000000780000004383C4415F0B98DE7E3.png" manifest:media-type="image/png"/>
  <manifest:file-entry manifest:full-path="Pictures/1000000000000780000004388BE419262979379B.png" manifest:media-type="image/png"/>
  <manifest:file-entry manifest:full-path="Pictures/10000000000007800000043830834044260692B4.png" manifest:media-type="image/png"/>
  <manifest:file-entry manifest:full-path="Pictures/1000000000000780000004388F69607489DAF64C.png" manifest:media-type="image/png"/>
  <manifest:file-entry manifest:full-path="Pictures/1000000000000780000004382968C2F1FDC13CA5.png" manifest:media-type="image/png"/>
  <manifest:file-entry manifest:full-path="Pictures/100000000000078000000438CAE3ACADBA3C85BF.png" manifest:media-type="image/png"/>
  <manifest:file-entry manifest:full-path="Pictures/100000000000078000000438FFEEA4E9E4B377FA.png" manifest:media-type="image/png"/>
  <manifest:file-entry manifest:full-path="Pictures/100000000000078000000438E7B661C7083AE8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.088cm" svg:y="0.045cm">
          <draw:image xlink:href="Pictures/1000000000000780000004383C4415F0B98DE7E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5.749cm" svg:x="0cm" svg:y="0.045cm">
          <draw:image xlink:href="Pictures/10000000000007800000043830834044260692B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5.749cm" svg:x="0.001cm" svg:y="0.001cm">
          <draw:image xlink:href="Pictures/1000000000000780000004388F69607489DAF64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15.749cm" svg:x="0cm" svg:y="0.001cm">
          <draw:image xlink:href="Pictures/100000000000078000000438FCCDC7BB03DA0F1D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999cm" svg:height="15.749cm" svg:x="0.001cm" svg:y="0.045cm">
          <draw:image xlink:href="Pictures/100000000000078000000438CAE3ACADBA3C85BF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99cm" svg:height="15.749cm" svg:x="0cm" svg:y="0.045cm">
          <draw:image xlink:href="Pictures/1000000000000780000004388BE41926297937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.999cm" svg:height="15.749cm" svg:x="0.088cm" svg:y="0.045cm">
          <draw:image xlink:href="Pictures/10000000000007800000043821C55B8849D71BD0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2.629cm" svg:x="1.27cm" svg:y="4.318cm" presentation:class="title" presentation:user-transformed="true">
          <draw:text-box>
            <text:p>Validation and Error Handling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27.999cm" svg:height="15.749cm" svg:x="0.001cm" svg:y="0.001cm">
          <draw:image xlink:href="Pictures/100000000000078000000438FFEEA4E9E4B377F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7.999cm" svg:height="15.749cm" svg:x="0cm" svg:y="0.001cm">
          <draw:image xlink:href="Pictures/1000000000000780000004382968C2F1FDC13C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99cm" svg:height="15.749cm" svg:x="0cm" svg:y="0.001cm">
          <draw:image xlink:href="Pictures/100000000000078000000438E7B661C7083AE88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0.3$Windows_X86_64 LibreOffice_project/efb621ed25068d70781dc026f7e9c5187a4decd1</meta:generator>
    <dc:date>2018-12-16T22:40:10.205000000</dc:date>
    <meta:editing-duration>PT11M34S</meta:editing-duration>
    <meta:editing-cycles>2</meta:editing-cycles>
    <meta:document-statistic meta:object-count="56"/>
  </office:meta>
</office:document-meta>
</file>